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4pt" style:font-size-asian="14pt" style:font-size-complex="14pt"/>
    </style:style>
    <style:style style:name="P2" style:family="paragraph" style:parent-style-name="Standard">
      <style:text-properties style:font-name="Arial" fo:font-size="14pt" fo:font-weight="bold" style:font-size-asian="14pt" style:font-weight-asian="bold" style:font-size-complex="14pt" style:font-weight-complex="bold"/>
    </style:style>
    <style:style style:name="P3" style:family="paragraph" style:parent-style-name="Text_20_body">
      <style:text-properties style:font-name="Arial" fo:font-size="14pt" fo:font-weight="bold"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style:text-underline-style="none" fo:font-weight="normal" style:font-weight-asian="normal" style:font-weight-complex="normal"/>
    </style:style>
    <style:style style:name="T5" style:family="text">
      <style:text-properties fo:color="#000000"/>
    </style:style>
    <style:style style:name="T6" style:family="text">
      <style:text-properties fo:color="#000000" style:text-underline-style="none" fo:font-weight="normal" style:font-weight-asian="normal" style:font-weight-complex="normal"/>
    </style:style>
    <style:style style:name="T7" style:family="text">
      <style:text-properties fo:color="#000000" style:font-name="Arial"/>
    </style:style>
    <style:style style:name="T8" style:family="text">
      <style:text-properties fo:color="#000000" style:font-name="Arial" style:text-underline-style="none" fo:font-weight="normal" style:font-weight-asian="normal" style:font-weight-complex="normal"/>
    </style:style>
    <style:style style:name="T9" style:family="text">
      <style:text-properties fo:color="#000000" style:font-name="Arial" fo:font-size="14pt" style:text-underline-style="none" fo:font-weight="normal" style:font-size-asian="14pt" style:font-weight-asian="normal" style:font-size-complex="14pt" style:font-weight-complex="normal"/>
    </style:style>
    <style:style style:name="T10" style:family="text">
      <style:text-properties fo:color="#000000" style:font-name="Arial"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X Design</text:p>
      <text:p text:style-name="P1">… means:</text:p>
      <text:p text:style-name="P1"/>
      <text:p text:style-name="P1">Experience means:</text:p>
      <text:p text:style-name="P1"/>
      <text:p text:style-name="P1">UX:</text:p>
      <text:p text:style-name="P1"/>
      <text:p text:style-name="P1">Usability :</text:p>
      <text:p text:style-name="P1">Is the user aable to acclomish her task?</text:p>
      <text:p text:style-name="P1">Functionality (performance, stability, quality)</text:p>
      <text:p text:style-name="P1">Ergonomics (consistency, predictability, efficency, easy to use)</text:p>
      <text:p text:style-name="P1">interactivity(feedback, responsiveness, friendlyness)</text:p>
      <text:p text:style-name="P1"/>
      <text:p text:style-name="P1"/>
      <text:p text:style-name="P1">Experience:</text:p>
      <text:p text:style-name="P1">What user feels while and after the interaction?</text:p>
      <text:p text:style-name="P1">Context(previous experience, current state, surrounding enviroment)</text:p>
      <text:p text:style-name="P1">Involvment(expectation and anticipation)</text:p>
      <text:p text:style-name="P1">perception(short term and long term memory, learnability)</text:p>
      <text:p text:style-name="P1"/>
      <text:p text:style-name="P1">both together means interface</text:p>
      <text:p text:style-name="P1">Appearance (character)</text:p>
      <text:p text:style-name="P1"/>
      <text:p text:style-name="P1"/>
      <text:p text:style-name="P2">What is digital wallet:</text:p>
      <text:p text:style-name="P3"><text:span text:style-name="T6">A digital wallet, also known as an e-wallet, is an </text:span><text:a xlink:type="simple" xlink:href="https://en.wikipedia.org/wiki/Consumer_electronics" text:style-name="Internet_20_link" text:visited-style-name="Visited_20_Internet_20_Link">electronic device</text:a><text:span text:style-name="T6">, </text:span><text:a xlink:type="simple" xlink:href="https://en.wikipedia.org/wiki/Online_service_provider" text:style-name="Internet_20_link" text:visited-style-name="Visited_20_Internet_20_Link">online service</text:a><text:span text:style-name="T6">, or </text:span><text:a xlink:type="simple" xlink:href="https://en.wikipedia.org/wiki/Computer_program" text:style-name="Internet_20_link" text:visited-style-name="Visited_20_Internet_20_Link">software program</text:a><text:span text:style-name="T6"> that allows one party to make </text:span><text:a xlink:type="simple" xlink:href="https://en.wikipedia.org/wiki/Electronic_transaction" text:style-name="Internet_20_link" text:visited-style-name="Visited_20_Internet_20_Link">electronic transactions</text:a><text:span text:style-name="T6"> with another party bartering </text:span><text:a xlink:type="simple" xlink:href="https://en.wikipedia.org/wiki/Digital_currency" text:style-name="Internet_20_link" text:visited-style-name="Visited_20_Internet_20_Link">digital currency</text:a><text:span text:style-name="T6"> units for </text:span><text:a xlink:type="simple" xlink:href="https://en.wikipedia.org/wiki/Goods_and_services" text:style-name="Internet_20_link" text:visited-style-name="Visited_20_Internet_20_Link">goods and services</text:a><text:span text:style-name="T6">. This can include purchasing items either </text:span><text:a xlink:type="simple" xlink:href="https://en.wikipedia.org/wiki/Online_and_offline" text:style-name="Internet_20_link" text:visited-style-name="Visited_20_Internet_20_Link">online</text:a><text:span text:style-name="T6"> or at the </text:span><text:a xlink:type="simple" xlink:href="https://en.wikipedia.org/wiki/Point_of_sale" text:style-name="Internet_20_link" text:visited-style-name="Visited_20_Internet_20_Link">point of sale</text:a><text:span text:style-name="T6"> in a </text:span><text:a xlink:type="simple" xlink:href="https://en.wikipedia.org/wiki/Brick_and_mortar" text:style-name="Internet_20_link" text:visited-style-name="Visited_20_Internet_20_Link">brick and mortar</text:a><text:span text:style-name="T6"> store, using either </text:span><text:a xlink:type="simple" xlink:href="https://en.wikipedia.org/wiki/Mobile_payment" text:style-name="Internet_20_link" text:visited-style-name="Visited_20_Internet_20_Link">mobile payment</text:a><text:span text:style-name="T6"> (on a </text:span><text:a xlink:type="simple" xlink:href="https://en.wikipedia.org/wiki/Smartphone" text:style-name="Internet_20_link" text:visited-style-name="Visited_20_Internet_20_Link">smartphone</text:a><text:span text:style-name="T6"> or other </text:span><text:a xlink:type="simple" xlink:href="https://en.wikipedia.org/wiki/Mobile_device" text:style-name="Internet_20_link" text:visited-style-name="Visited_20_Internet_20_Link">mobile device</text:a><text:span text:style-name="T6">) or (for online buying only) using a </text:span><text:a xlink:type="simple" xlink:href="https://en.wikipedia.org/wiki/Laptop" text:style-name="Internet_20_link" text:visited-style-name="Visited_20_Internet_20_Link">laptop</text:a><text:span text:style-name="T6"> or other </text:span><text:a xlink:type="simple" xlink:href="https://en.wikipedia.org/wiki/Personal_computer" text:style-name="Internet_20_link" text:visited-style-name="Visited_20_Internet_20_Link">personal computer</text:a><text:span text:style-name="T6">. Money can be deposited in the digital wallet prior to any transactions or, in other cases, an individual's bank account can be linked to the digital wallet. Users might also have their </text:span><text:a xlink:type="simple" xlink:href="https://en.wikipedia.org/wiki/Driver%27s_license" text:style-name="Internet_20_link" text:visited-style-name="Visited_20_Internet_20_Link">driver's license</text:a><text:span text:style-name="T6">, </text:span><text:a xlink:type="simple" xlink:href="https://en.wikipedia.org/wiki/Health_Care_Card" text:style-name="Internet_20_link" text:visited-style-name="Visited_20_Internet_20_Link">health card</text:a><text:span text:style-name="T6">, loyalty card(s) and other ID documents stored within the wallet. The credentials can be passed to a merchant's terminal wirelessly via </text:span><text:a xlink:type="simple" xlink:href="https://en.wikipedia.org/wiki/Near_field_communication" text:style-name="Internet_20_link" text:visited-style-name="Visited_20_Internet_20_Link">near field communication</text:a><text:span text:style-name="T6"> (NFC). </text:span></text:p>
      <text:p text:style-name="Text_20_body"><text:span text:style-name="T9">Increasingly, digital wallets are being made not just for basic financial transactions but to also authenticate the holder's credentials. For example, a digital wallet could verify the age of the buyer to the store while purchasing alcohol. The system has already gained popularity in Japan, where digital wallets are known as "wallet mobiles".</text:span><text:bookmark text:name="cite_ref-1"/><text:a xlink:type="simple" xlink:href="https://en.wikipedia.org/wiki/Digital_wallet#cite_note-1" text:style-name="Internet_20_link" text:visited-style-name="Visited_20_Internet_20_Link">[1]</text:a><text:span text:style-name="T9"> </text:span></text:p>
      <text:p text:style-name="Text_20_body"><text:span text:style-name="T9">A </text:span><text:a xlink:type="simple" xlink:href="https://en.wikipedia.org/wiki/Cryptocurrency_wallet" text:style-name="Internet_20_link" text:visited-style-name="Visited_20_Internet_20_Link">cryptocurrency wallet</text:a><text:span text:style-name="T9"> is a digital wallet where private keys are stored for </text:span><text:a xlink:type="simple" xlink:href="https://en.wikipedia.org/wiki/Cryptocurrency" text:style-name="Internet_20_link" text:visited-style-name="Visited_20_Internet_20_Link">cryptocurrencies</text:a><text:span text:style-name="T9"> like</text:span><text:span text:style-name="T10"> </text:span><text:a xlink:type="simple" xlink:href="https://en.wikipedia.org/wiki/Bitcoin" text:style-name="Internet_20_link" text:visited-style-name="Visited_20_Internet_20_Link">bitcoin</text:a><text:span text:style-name="T10">. </text:span></text:p>
      <text:p text:style-name="P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ranziska Enzig</meta:initial-creator>
    <meta:creation-date>2022-09-14T09:41:16.62</meta:creation-date>
    <meta:document-statistic meta:table-count="0" meta:image-count="0" meta:object-count="0" meta:page-count="2" meta:paragraph-count="20" meta:word-count="274" meta:character-count="1866"/>
    <dc:date>2022-09-14T12:33:14.23</dc:date>
    <dc:creator>Franziska Enzig</dc:creator>
    <meta:editing-duration>PT2H6M26S</meta:editing-duration>
    <meta:editing-cycles>1</meta:editing-cycles>
    <meta:generator>OpenOffice/4.1.13$Win32 OpenOffice.org_project/4113m1$Build-9810</meta:generator>
  </office:meta>
</office:document-meta>
</file>